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-0.056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6pt" fo:font-style="normal" fo:font-weight="normal" style:font-name-asian="IPNHMB+TimesNewRoman" style:font-size-asian="16pt" style:font-style-asian="normal" style:font-weight-asian="normal" style:font-name-complex="IPNHMB+TimesNewRoman" style:font-size-complex="16pt" style:font-style-complex="normal" style:font-weight-complex="normal"/>
    </style:style>
    <style:style style:name="P2" style:family="paragraph" style:parent-style-name="Text_20_body">
      <style:paragraph-properties fo:margin-left="-0.056cm" fo:margin-right="0cm" fo:line-height="150%" fo:text-align="justify" style:justify-single-word="false" fo:text-indent="0cm" style:auto-text-indent="false">
        <style:tab-stops>
          <style:tab-stop style:position="2.023cm"/>
          <style:tab-stop style:position="2.046cm"/>
        </style:tab-stops>
      </style:paragraph-properties>
      <style:text-properties style:font-name="Nimbus Roman No9 L" fo:font-size="16pt" fo:font-style="normal" fo:font-weight="normal" style:font-name-asian="IPNHMB+TimesNewRoman" style:font-size-asian="16pt" style:font-style-asian="normal" style:font-weight-asian="normal" style:font-name-complex="IPNHMB+TimesNewRoman" style:font-size-complex="16pt" style:font-style-complex="normal" style:font-weight-complex="normal"/>
    </style:style>
    <style:style style:name="P3" style:family="paragraph" style:parent-style-name="Text_20_body">
      <style:paragraph-properties fo:margin-left="-0.056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4" style:family="paragraph" style:parent-style-name="Text_20_body">
      <style:paragraph-properties fo:margin-left="-0.056cm" fo:margin-right="0cm" fo:line-height="150%" fo:text-align="justify" style:justify-single-word="false" fo:text-indent="0cm" style:auto-text-indent="false">
        <style:tab-stops>
          <style:tab-stop style:position="2.04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5" style:family="paragraph" style:parent-style-name="Text_20_body">
      <style:paragraph-properties fo:margin-left="0.028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6pt" fo:font-style="normal" fo:font-weight="normal" style:font-name-asian="IPNHMB+TimesNewRoman" style:font-size-asian="16pt" style:font-style-asian="normal" style:font-weight-asian="normal" style:font-name-complex="IPNHMB+TimesNewRoman" style:font-size-complex="16pt" style:font-style-complex="normal" style:font-weight-complex="normal"/>
    </style:style>
    <style:style style:name="P6" style:family="paragraph" style:parent-style-name="Text_20_body">
      <style:paragraph-properties fo:margin-left="-0.028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4pt" fo:font-style="normal" fo:font-weight="normal" style:font-name-asian="IPNHMB+TimesNewRoman" style:font-size-asian="14pt" style:font-style-asian="normal" style:font-weight-asian="normal" style:font-name-complex="IPNHMB+TimesNewRoman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-1.249cm" fo:margin-right="0cm" fo:line-height="150%" fo:text-align="justify" style:justify-single-word="false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3.747cm" fo:margin-right="0cm" fo:line-height="15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margin-left="3.747cm" fo:margin-right="0cm" fo:line-height="15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margin-left="3.747cm" fo:margin-right="0cm" fo:line-height="15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left="3.747cm" fo:margin-right="0cm" fo:line-height="15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2.498cm" fo:margin-right="0cm" fo:line-height="150%" fo:text-align="justify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style="italic" style:font-size-asian="10.5pt" style:font-style-asian="italic" style:font-size-complex="12pt" style:font-style-complex="italic"/>
    </style:style>
    <style:style style:name="T4" style:family="text">
      <style:text-properties fo:font-size="12pt" fo:font-style="normal" style:font-size-asian="10.5pt" style:font-style-asian="normal" style:font-size-complex="12pt" style:font-style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oc-mark-start text:id="IMark153091252" text:outline-level="2"/>3.1 Aspectos Conceituais <text:toc-mark-end text:id="IMark153091252"/></text:p>
      <text:p text:style-name="P1"><text:tab/></text:p>
      <text:p text:style-name="P2"><text:span text:style-name="T1"><text:tab/>Aqui nesta seção, fala-se a respeito de alguns conceitos fundamental de negociação. Tais conceitos possibilitarão aos participantes do processo de desenvolvimento de <text:s/>software se situarem e perceberem o processo de <text:s/>negociação e seus aspectos quando estiver ocorrendo.</text:span><text:span text:style-name="T2"><text:tab/></text:span></text:p>
      <text:p text:style-name="P1"><text:tab/></text:p>
      <text:p text:style-name="P6"><text:toc-mark-start text:id="IMark153213716" text:outline-level="3"/>3.1.1 Conceitos Fundamentais de Negociação<text:toc-mark-end text:id="IMark153213716"/></text:p>
      <text:p text:style-name="P3"><text:tab/></text:p>
      <text:p text:style-name="P4"><text:tab/> Carvalhal, Neto, Andrade e Araújo (2007) citam conceitos de negociação de <text:s/>autores como <text:s/>Fisher, Cohen, Nierenberg, Lax e Sebenious etc os quais destacam pontos diferentes em suas definições. Dentre os pontos destacados nas definições estão: <text:span text:style-name="T5">comunicação, disponibilidade de informação, comportamentos de influência, tempo, intercâmbio de idéias(</text:span>com o fim de afetar o comportamento do outro), <text:span text:style-name="T5">interesses compartilhados, interesses antagônicos etc... </text:span>Abaixo algumas das citações feitas no trabalho de Carvalhal et al , (2007):</text:p>
      <text:p text:style-name="P9"><text:tab/></text:p>
      <text:list text:style-name="L1">
        <text:list-item>
          <text:p text:style-name="P10">“Negociação é um processo de interação potencialmente oportunista, pelo qual duas ou mais partes, <text:tab/>com algum conflito aparente, buscam fazer o melhor acordo <text:s/>através de ações <text:s/>decididas conjuntamente ao invés do que poderá ser feito por outras maneiras”(( Lax e Sebenius, 1986) apud Carvalhal at al, 2007).</text:p>
          <text:p text:style-name="P10"/>
        </text:list-item>
        <text:list-item>
          <text:p text:style-name="P10">“Negociação é o uso da informação e do poder com o fim de influenciar o comportamento dentro de uma <text:span text:style-name="T5">rede de tensão</text:span>(Cohen, 1980)</text:p>
        </text:list-item>
        <text:list-item>
          <text:p text:style-name="P10">“Cada vez que pessoas trocam idéias com o intuito de modificar suas relações, cada vez que chegam a um acordo, estão negociando. A negociação depende <text:s/>da comunicação e ocorrem entre pessoas que <text:s/>representam a si ou a grupos organizados” (Nierenberg, 1991).</text:p>
        </text:list-item>
      </text:list>
      <text:p text:style-name="P14"/>
      <text:p text:style-name="P8"><text:tab/><text:span text:style-name="T1">Depois do claro entendimento do conceito de negociação é importante o </text:span><text:soft-page-break/><text:span text:style-name="T1">entendimento de outros conceitos como: <text:s text:c="2"/>N</text:span><text:span text:style-name="T2">ecessidades e interesses, Objeto e Escopo, Objetivos e Posições, Moeda de Troca, argumentos, pontos de recuo e MACNA.</text:span></text:p>
      <text:p text:style-name="P8"><text:span text:style-name="T2"><text:tab/>Segundo Carvalhal et al (2007), o termo </text:span><text:span text:style-name="T3">necessidade </text:span><text:span text:style-name="T4">assume um significado abrangente, podendo englobar os interesses, desejos, paixões e temores das partes.</text:span></text:p>
      <text:p text:style-name="P7"><text:tab/>O objeto de negociação refere-se ao escopo do que esta ou não em questão. Pode ser tangível ou não. O objeto pode ser um bem, um serviço, atributos de qualidade e prazos, conjunto de regras, ou pauta de uma reunião. Também pode ser uma idéia, um caminho de ação, um maneira de punir, um critério para dividir lucros etc. O objeto de negociação caracteriza o que esta em jogo, o que gera conflitos, ou oportunidades, o que é considerado importante ou que se tem em vista. Já o escopo é o trabalho que deve ser realizado para entregar um produto com características e funções especificas (Guide PMBOK, 2004: 362). <text:s/></text:p>
      <text:p text:style-name="P7"><text:tab/>A explicitação e tangibilidade (considerando a viabilidade) do que se deseja em relação ao objeto caracterizam os objetivos e as posições. A necessidades e interesses determinam os objetivos. Objetivos diferentes podem sanar necessidades iguais, por isso o ideal e que <text:s/>se dispunha de objetivos alternativos para que se busque minimizar as ocorrências de <text:s/>situações de impasse. E as posições estão relacionadas com a flexibilidade e fixação das partes em seus objetivos e são suportadas por argumentações.</text:p>
      <text:p text:style-name="P7"><text:tab/>As argumentações são consequência do raciocínio destinada a provar ou refutar um proposição (posição) (Carvalhal at al, 2007). Tratam-se de instrumentos para o convencimento das partes. O objetivo da argumentação é fazer com que a(s) outra(s) parte(s) modifiquem suas posições (movimentação), fazendo concessões. O negociadores, nas argumentações, fazem uso de moeda de troca (concretas ou sentimentais) estas possibilitam a saída de situações críticas.</text:p>
      <text:p text:style-name="P7"><text:tab/>Mas nem sempre é possível chegar a um acordo. Quando não se tem acordo é por que a negociação chegou no ponto de recuo (quando as necessidades não são satisfeitas). Neste caso o negociador precisa estar precavido e ter uma MACNA, melhor alternativa em caso de não acordo, para retirar-se da negociação e não aceitar as imposições por falta de alternativa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5:42:59</meta:creation-date>
    <dc:date>2011-01-12T15:44:31</dc:date>
    <meta:editing-cycles>1</meta:editing-cycles>
    <meta:editing-duration>PT1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601" meta:character-count="3874"/>
  </office:meta>
</office:document-meta>
</file>